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2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2.7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76cm" fo:min-width="2.126cm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8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2.75cm" svg:height="1cm" svg:x="4.25cm" svg:y="4.75cm">
          <text:p text:style-name="P1">MECENA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25cm" svg:height="1.25cm" svg:x="16.75cm" svg:y="4.5cm">
          <text:p text:style-name="P1">PINTO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25cm" svg:height="2.25cm" svg:x="8.5cm" svg:y="4cm">
          <text:p text:style-name="P1">PROTE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3.75cm" svg:y1="5.125cm" svg:x2="16.75cm" svg:y2="5.125cm" draw:start-shape="id1" draw:start-glue-point="7" draw:end-shape="id2" draw:end-glue-point="3" svg:d="M13750 5125h3000" svg:viewBox="0 0 3001 1">
          <text:p/>
        </draw:connector>
        <draw:connector draw:style-name="gr4" draw:text-style-name="P1" draw:layer="layout" svg:x1="7cm" svg:y1="5.25cm" svg:x2="8.5cm" svg:y2="5.125cm" draw:start-shape="id3" draw:start-glue-point="1" draw:end-shape="id1" svg:d="M7000 5250h750v-125h750" svg:viewBox="0 0 1501 126">
          <text:p/>
        </draw:connector>
        <draw:frame draw:style-name="gr5" draw:text-style-name="P2" draw:layer="layout" svg:width="6.75cm" svg:height="0.75cm" svg:x="9.75cm" svg:y="3cm">
          <draw:text-box>
            <text:p>DIMENSIÓN TEMPORAL</text:p>
          </draw:text-box>
        </draw:frame>
        <draw:frame draw:style-name="gr6" draw:text-style-name="P2" draw:layer="layout" svg:width="2.25cm" svg:height="0.887cm" svg:x="8.5cm" svg:y="6.5cm">
          <draw:text-box>
            <text:p>Fecha</text:p>
            <text:p>Inicio</text:p>
          </draw:text-box>
        </draw:frame>
        <draw:frame draw:style-name="gr7" draw:text-style-name="P2" draw:layer="layout" svg:width="1.75cm" svg:height="1.25cm" svg:x="12.25cm" svg:y="6.5cm">
          <draw:text-box>
            <text:p>Fecha</text:p>
            <text:p>final</text:p>
          </draw:text-box>
        </draw:frame>
        <draw:line draw:style-name="gr8" draw:text-style-name="P3" draw:layer="layout" svg:x1="11cm" svg:y1="6.25cm" svg:x2="12.75cm" svg:y2="6.5cm">
          <text:p/>
        </draw:line>
        <draw:line draw:style-name="gr9" draw:text-style-name="P3" draw:layer="layout" svg:x1="11.25cm" svg:y1="6.25cm" svg:x2="9.25cm" svg:y2="6.5cm">
          <text:p/>
        </draw:line>
        <draw:frame draw:style-name="gr6" draw:text-style-name="P2" draw:layer="layout" svg:width="1.5cm" svg:height="0.569cm" svg:x="14.25cm" svg:y="5.5cm">
          <draw:text-box>
            <text:p>(1:N)</text:p>
          </draw:text-box>
        </draw:frame>
        <draw:frame draw:style-name="gr10" draw:text-style-name="P2" draw:layer="layout" svg:width="1.5cm" svg:height="0.887cm" svg:x="7.75cm" svg:y="5.5cm">
          <draw:text-box>
            <text:p>(0:N)</text:p>
          </draw:text-box>
        </draw:frame>
        <draw:frame draw:style-name="gr6" draw:text-style-name="P2" draw:layer="layout" svg:width="1.25cm" svg:height="0.569cm" svg:x="10.75cm" svg:y="3.5cm">
          <draw:text-box>
            <text:p>N: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3T08:29:14.933000000</meta:creation-date>
    <dc:date>2024-10-23T08:47:47.353000000</dc:date>
    <meta:editing-duration>PT13M33S</meta:editing-duration>
    <meta:editing-cycles>1</meta:editing-cycles>
    <meta:document-statistic meta:object-count="13"/>
    <meta:generator>LibreOffice/24.8.0.3$Windows_X86_64 LibreOffice_project/0bdf1299c94fe897b119f97f3c613e9dca6be583</meta:generator>
  </office:meta>
</office:document-meta>
</file>